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8d0d2"/>
    </style:style>
    <style:style style:name="P2" style:family="paragraph" style:parent-style-name="Standard">
      <style:text-properties officeooo:rsid="0018d0d2" officeooo:paragraph-rsid="0018d0d2"/>
    </style:style>
    <style:style style:name="P3" style:family="paragraph" style:parent-style-name="Standard">
      <style:text-properties officeooo:rsid="00141616" officeooo:paragraph-rsid="0018d0d2"/>
    </style:style>
    <style:style style:name="T1" style:family="text">
      <style:text-properties officeooo:rsid="0018d0d2"/>
    </style:style>
    <style:style style:name="T2" style:family="text">
      <style:text-properties officeooo:rsid="0018d1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Empty <text:span text:style-name="T2">for loop</text:span></text:h>
      <text:p text:style-name="P2"/>
      <text:p text:style-name="P3"><text:a xlink:type="simple" xlink:href="py3o://for=&quot;i1 in my1list&quot;"><text:span text:style-name="T2">for="i1 in my1list"</text:span></text:a></text:p>
      <text:p text:style-name="P1"><text:a xlink:type="simple" xlink:href="py3o:///for"><text:span text:style-name="T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el Lorimier</meta:initial-creator>
    <meta:creation-date>2014-11-28T14:28:36.746302677</meta:creation-date>
    <dc:date>2014-11-28T14:29:36.470039416</dc:date>
    <dc:creator>Anael Lorimier</dc:creator>
    <meta:editing-duration>P0D</meta:editing-duration>
    <meta:editing-cycles>1</meta:editing-cycles>
    <meta:document-statistic meta:table-count="0" meta:image-count="0" meta:object-count="0" meta:page-count="1" meta:paragraph-count="3" meta:word-count="7" meta:character-count="37" meta:non-whitespace-character-count="33"/>
    <meta:generator>LibreOffice/4.2.7.2$Linux_X86_64 LibreOffice_project/420m0$Build-2</meta:generator>
  </office:meta>
</office:document-meta>
</file>